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2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 text:is-list-header="true">Poema Anónimo</text:h>
      <text:p text:style-name="P2"/>
      <text:p text:style-name="P2"/>
      <text:p text:style-name="P3">SER COMO NIÑOS</text:p>
      <text:p text:style-name="P2"/>
      <text:p text:style-name="P2">Si tienes la sonrisa de un niño, darás una de las mayores expresiones de amor. </text:p>
      <text:p text:style-name="P2">Si tienes la mirada de un niño, serás transparencia pura. </text:p>
      <text:p text:style-name="P2">Si tienes la ilusión de un niño, llegarás a ser grande. </text:p>
      <text:p text:style-name="P2">Si celebras tu cumpleaños y decoras tu habitación como un niño, llenarás de alegría tu vida. </text:p>
      <text:p text:style-name="P2">Si cantas y ríes fuerte como los niños, será para expresar que eres la persona más feliz del mundo. </text:p>
      <text:p text:style-name="P2">Si tienes la amistad de los niños, no exigirás a tus amigos que sean mejores que tú. </text:p>
      <text:p text:style-name="P2">Si oras como un niño, no será para que el mundo vea cuán bueno eres. </text:p>
      <text:p text:style-name="P2">Si abrazas como los niños, serás fuerte, grande, desinteresado, y todo ello por amor. </text:p>
      <text:p text:style-name="P2">Si tropiezas como un niño, podrás levantarte enseguida y sin sentir vergüenza. </text:p>
      <text:p text:style-name="P2">Si tu alma es pequeña como la de un niño, podrás entrar al Reino de los Cielos, simplemente como las almas de los niños. </text:p>
      <text:p text:style-name="P1"/>
      <text:p text:style-name="P1"/>
      <text:p text:style-name="P1"><text:a xlink:type="simple" xlink:href="http://lluviaderosas.com/reflexiones/?p=27">http://lluviaderosas.com/reflexiones/?p=27</text:a></text:p>
      <text:p text:style-name="P1">“<text:span text:style-name="T1">Los temas o reflexiones expuestas aqui, son de dominio público ó de autores desconocidos, a menos que sea especificado.<text:line-break/>Lluvia de Rosas no se acredita la autoría de estos.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Bitstream Vera Sans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creation-date>2009-06-23T07:18:18</meta:creation-date>
    <dc:date>2009-06-23T07:24:48</dc:date>
    <meta:editing-cycles>1</meta:editing-cycles>
    <meta:editing-duration>PT6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14" meta:word-count="192" meta:character-count="1068"/>
  </office:meta>
</office:document-meta>
</file>